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12.02pt" svg:height="231.9pt" svg:x="380.1pt" svg:y="87.34pt">
            <loext:p draw:notify-on-update-of-ranges="Sheet1.C5:Sheet1.C9 Sheet1.D4:Sheet1.D4 Sheet1.D5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 table:number-rows-repeated="3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<text:span text:style-name="T1">DS</text:span></text:p>
          </table:table-cell>
          <table:table-cell office:value-type="string" calcext:value-type="string">
            <text:p>nMOS characteristics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47.56" calcext:value-type="float">
            <text:p>547.5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84.52" calcext:value-type="float">
            <text:p>884.52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010.88" calcext:value-type="float">
            <text:p>1010.8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1.933" calcext:value-type="float">
            <text:p>1011.933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011.93" calcext:value-type="float">
            <text:p>1011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02:11:38.851556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1:59:23.548447122</meta:creation-date>
    <dc:date>2017-08-07T02:21:55.736943446</dc:date>
    <meta:editing-duration>PT11M41S</meta:editing-duration>
    <meta:editing-cycles>2</meta:editing-cycles>
    <meta:generator>LibreOffice/5.3.3.2$Linux_X86_64 LibreOffice_project/3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ort-by-x-values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36cm" svg:height="8.182cm" xlink:href=".." xlink:type="simple" chart:class="chart:scatter" chart:style-name="ch1">
        <chart:legend svg:x="10.067cm" svg:y="2.622cm" style:legend-expansion="custom" chartooo:width="4.468cm" chartooo:height="0.545cm" style:legend-expansion-aspect-ratio="8.19816513761468" chart:style-name="ch2"/>
        <chart:plot-area chart:style-name="ch3" table:cell-range-address="Sheet1.C5:Sheet1.D9 Sheet1.D4:Sheet1.D4" chart:data-source-has-labels="row" svg:x="0.821cm" svg:y="0.16cm" svg:width="10.618cm" svg:height="7.312cm">
          <chartooo:coordinate-region svg:x="1.813cm" svg:y="0.333cm" svg:width="9.532cm" svg:height="6.545cm"/>
          <chart:axis chart:dimension="x" chart:name="primary-x" chart:style-name="ch4">
            <chart:title svg:x="5.305cm" svg:y="7.635cm" chart:style-name="ch5">
              <text:p>Vds (V) --&gt;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4">
            <chart:title svg:x="0.023cm" svg:y="4.429cm" chart:style-name="ch8">
              <text:p>Ids (uA)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7"/>
          <chart:series chart:attached-axis="primary-y" chart:style-name="ch10" chart:values-cell-range-address="Sheet1.D5:Sheet1.D9" chart:label-cell-address="Sheet1.D4:Sheet1.D4" chart:class="chart:scatter">
            <chart:domain table:cell-range-address="Sheet1.C5:Sheet1.C9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MOS characteristic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C5:Sheet1.C9</svg:desc>
                </draw:g>
              </table:table-cell>
              <table:table-cell office:value-type="float" office:value="547.56">
                <text:p>547.56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84.52">
                <text:p>884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010.88">
                <text:p>101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11.933">
                <text:p>1011.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011.93">
                <text:p>101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